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20100000559000003761199496E.png"/>
  <manifest:file-entry manifest:media-type="image/png" manifest:full-path="Pictures/10000000000003A4000003DA86633CA1.png"/>
  <manifest:file-entry manifest:media-type="image/png" manifest:full-path="Pictures/100002010000055900000214C2A8FC3B.png"/>
  <manifest:file-entry manifest:media-type="image/png" manifest:full-path="Pictures/10000201000005590000016078E62171.png"/>
  <manifest:file-entry manifest:media-type="image/png" manifest:full-path="Pictures/1000020100000559000002D6DA2C42CD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 style:font-weight-complex="bol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Definir Dominio</text:p>
      <text:p text:style-name="P1"/>
      <text:p text:style-name="P1"/>
      <text:p text:style-name="P1"><draw:frame draw:style-name="fr1" draw:name="graphics2" text:anchor-type="paragraph" svg:width="18.036cm" svg:height="16.521cm" draw:z-index="1"><draw:image xlink:href="Pictures/1000020100000559000002D6DA2C42CD.png" xlink:type="simple" xlink:show="embed" xlink:actuate="onLoad"/></draw:frame><draw:frame draw:style-name="fr2" draw:name="graphics3" text:anchor-type="paragraph" svg:x="-0.519cm" svg:y="16.757cm" svg:width="18.302cm" svg:height="6.219cm" draw:z-index="2"><draw:image xlink:href="Pictures/10000201000005590000016078E62171.png" xlink:type="simple" xlink:show="embed" xlink:actuate="onLoad"/></draw:frame></text:p>
      <text:p text:style-name="P1"/>
      <text:p text:style-name="P1"><text:soft-page-break/></text:p>
      <text:p text:style-name="P1"/>
      <text:p text:style-name="Text_20_body"/>
      <text:p text:style-name="P1"/>
      <text:p text:style-name="P1"><draw:frame draw:style-name="fr2" draw:name="graphics4" text:anchor-type="paragraph" svg:x="0cm" svg:y="0cm" svg:width="19.001cm" svg:height="21.622cm" draw:z-index="3"><draw:image xlink:href="Pictures/1000020100000559000003761199496E.png" xlink:type="simple" xlink:show="embed" xlink:actuate="onLoad"/></draw:frame></text:p>
      <text:p text:style-name="P1"/>
      <text:p text:style-name="P1"/>
      <text:p text:style-name="P1"><text:soft-page-break/></text:p>
      <text:p text:style-name="P1"><draw:frame draw:style-name="fr2" draw:name="graphics5" text:anchor-type="paragraph" svg:x="0.18cm" svg:y="0.289cm" svg:width="18.819cm" svg:height="11.776cm" draw:z-index="4"><draw:image xlink:href="Pictures/100002010000055900000214C2A8FC3B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Modificar Dominio</text:p>
      <text:p text:style-name="P1"/>
      <text:p text:style-name="P1"><draw:frame draw:style-name="fr1" draw:name="graphics1" text:anchor-type="paragraph" svg:width="18.221cm" svg:height="22.934cm" draw:z-index="0"><draw:image xlink:href="Pictures/10000000000003A4000003DA86633CA1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UY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UY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bastián </meta:initial-creator>
    <meta:creation-date>2011-12-23T00:24:50</meta:creation-date>
    <meta:generator>LibreOffice/3.4$Unix LibreOffice_project/340m1$Build-402</meta:generator>
    <meta:document-statistic meta:table-count="0" meta:image-count="5" meta:object-count="0" meta:page-count="4" meta:paragraph-count="2" meta:word-count="4" meta:character-count="32" meta:non-whitespace-character-count="30"/>
    <dc:date>2011-12-23T00:53:32</dc:date>
    <dc:creator>Sebastián </dc:creator>
    <meta:editing-duration>PT26M14S</meta:editing-duration>
    <meta:editing-cycles>1</meta:editing-cycles>
  </office:meta>
</office:document-meta>
</file>